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99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7">
      <style:table-cell-properties fo:background-color="#00cc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fo:background-color="#eeeeee"/>
    </style:style>
    <style:style style:name="ce1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37">
      <style:table-cell-properties fo:border-bottom="none" fo:background-color="#00cc33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Phase/Meilenstein/Aktivität</text:p>
          </table:table-cell>
          <table:table-cell table:style-name="ce4" office:value-type="string" calcext:value-type="string">
            <text:p>KW10</text:p>
          </table:table-cell>
          <table:table-cell table:style-name="ce4" office:value-type="string" calcext:value-type="string">
            <text:p>KW11</text:p>
          </table:table-cell>
          <table:table-cell table:style-name="ce4" office:value-type="string" calcext:value-type="string">
            <text:p>KW12</text:p>
          </table:table-cell>
          <table:table-cell table:style-name="ce4" office:value-type="string" calcext:value-type="string">
            <text:p>KW13</text:p>
          </table:table-cell>
          <table:table-cell table:style-name="ce4" office:value-type="string" calcext:value-type="string">
            <text:p>KW14</text:p>
          </table:table-cell>
          <table:table-cell table:style-name="ce4" office:value-type="string" calcext:value-type="string">
            <text:p>KW15</text:p>
          </table:table-cell>
          <table:table-cell table:style-name="ce4" office:value-type="string" calcext:value-type="string">
            <text:p>KW16</text:p>
          </table:table-cell>
          <table:table-cell table:style-name="ce4" office:value-type="string" calcext:value-type="string">
            <text:p>KW17</text:p>
          </table:table-cell>
          <table:table-cell table:style-name="ce25" office:value-type="string" calcext:value-type="string">
            <text:p>KW18</text:p>
          </table:table-cell>
          <table:table-cell table:style-name="ce6"/>
        </table:table-row>
        <table:table-row table:style-name="ro1">
          <table:table-cell table:style-name="ce2"/>
          <table:table-cell table:style-name="ce5" office:value-type="date" office:date-value="2015-03-02" calcext:value-type="date">
            <text:p>02.03.15</text:p>
          </table:table-cell>
          <table:table-cell table:style-name="ce5" office:value-type="date" office:date-value="2015-03-09" calcext:value-type="date">
            <text:p>09.03.15</text:p>
          </table:table-cell>
          <table:table-cell table:style-name="ce5" office:value-type="date" office:date-value="2015-03-16" calcext:value-type="date">
            <text:p>16.03.15</text:p>
          </table:table-cell>
          <table:table-cell table:style-name="ce5" office:value-type="date" office:date-value="2015-03-23" calcext:value-type="date">
            <text:p>23.03.15</text:p>
          </table:table-cell>
          <table:table-cell table:style-name="ce5" office:value-type="date" office:date-value="2015-03-30" calcext:value-type="date">
            <text:p>30.03.15</text:p>
          </table:table-cell>
          <table:table-cell table:style-name="ce5" office:value-type="date" office:date-value="2015-04-06" calcext:value-type="date">
            <text:p>06.04.15</text:p>
          </table:table-cell>
          <table:table-cell table:style-name="ce5" office:value-type="date" office:date-value="2015-04-13" calcext:value-type="date">
            <text:p>13.04.15</text:p>
          </table:table-cell>
          <table:table-cell table:style-name="ce5" office:value-type="date" office:date-value="2015-04-20" calcext:value-type="date">
            <text:p>20.04.15</text:p>
          </table:table-cell>
          <table:table-cell table:style-name="ce26" office:value-type="date" office:date-value="2015-04-27" calcext:value-type="date">
            <text:p>27.04.15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Kickoff</text:p>
          </table:table-cell>
          <table:table-cell/>
          <table:table-cell table:style-name="ce14" office:value-type="date" office:date-value="2015-03-12" calcext:value-type="date">
            <text:p>12.03.15</text:p>
          </table:table-cell>
          <table:table-cell table:number-columns-repeated="6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Elaboration</text:p>
          </table:table-cell>
          <table:table-cell/>
          <table:table-cell table:style-name="ce14"/>
          <table:table-cell table:number-columns-repeated="2"/>
          <table:table-cell table:style-name="ce8" table:number-columns-repeated="4"/>
          <table:table-cell table:style-name="ce28"/>
          <table:table-cell/>
        </table:table-row>
        <table:table-row table:style-name="ro1">
          <table:table-cell table:style-name="ce2" office:value-type="string" calcext:value-type="string">
            <text:p>Projektplan</text:p>
          </table:table-cell>
          <table:table-cell/>
          <table:table-cell table:style-name="ce14"/>
          <table:table-cell table:number-columns-repeated="2"/>
          <table:table-cell table:style-name="ce18" table:number-columns-repeated="2"/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nforderungsspezifikation I</text:p>
          </table:table-cell>
          <table:table-cell table:number-columns-repeated="4"/>
          <table:table-cell table:style-name="ce15" table:number-columns-repeated="2"/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Anforderungsspezifikation I</text:p>
          </table:table-cell>
          <table:table-cell table:number-columns-repeated="5"/>
          <table:table-cell table:style-name="ce21" office:value-type="date" office:date-value="2015-04-10" calcext:value-type="date">
            <text:p>10.04.15</text:p>
          </table:table-cell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rchitekturentscheid</text:p>
          </table:table-cell>
          <table:table-cell table:number-columns-repeated="5"/>
          <table:table-cell table:style-name="ce10"/>
          <table:table-cell table:style-name="ce15"/>
          <table:table-cell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Review-Vorbereitung</text:p>
          </table:table-cell>
          <table:table-cell table:number-columns-repeated="5"/>
          <table:table-cell table:style-name="ce10"/>
          <table:table-cell table:style-name="ce15"/>
          <table:table-cell table:style-name="ce11"/>
          <table:table-cell table:style-name="ce29"/>
          <table:table-cell/>
        </table:table-row>
        <table:table-row table:style-name="ro1">
          <table:table-cell table:style-name="ce2" office:value-type="string" calcext:value-type="string">
            <text:p>Meilenstein Abgabe für Review</text:p>
          </table:table-cell>
          <table:table-cell table:number-columns-repeated="5"/>
          <table:table-cell table:style-name="ce10"/>
          <table:table-cell table:style-name="ce9"/>
          <table:table-cell table:style-name="ce21" office:value-type="date" office:date-value="2015-04-26" calcext:value-type="date">
            <text:p>26.04.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Anforderungsspezifikation II</text:p>
          </table:table-cell>
          <table:table-cell table:style-name="ce7" table:number-columns-repeated="5"/>
          <table:table-cell table:style-name="ce22"/>
          <table:table-cell table:style-name="ce23"/>
          <table:table-cell table:style-name="ce24"/>
          <table:table-cell table:style-name="ce30"/>
          <table:table-cell/>
        </table:table-row>
        <table:table-row table:style-name="ro1">
          <table:table-cell table:style-name="ce1" office:value-type="string" calcext:value-type="string">
            <text:p>Phase/Meilenstein/Aktivität</text:p>
          </table:table-cell>
          <table:table-cell table:style-name="ce4" office:value-type="string" calcext:value-type="string">
            <text:p>KW19</text:p>
          </table:table-cell>
          <table:table-cell table:style-name="ce4" office:value-type="string" calcext:value-type="string">
            <text:p>KW20</text:p>
          </table:table-cell>
          <table:table-cell table:style-name="ce4" office:value-type="string" calcext:value-type="string">
            <text:p>KW21</text:p>
          </table:table-cell>
          <table:table-cell table:style-name="ce4" office:value-type="string" calcext:value-type="string">
            <text:p>KW22</text:p>
          </table:table-cell>
          <table:table-cell table:style-name="ce4" office:value-type="string" calcext:value-type="string">
            <text:p>KW23</text:p>
          </table:table-cell>
          <table:table-cell table:style-name="ce4" office:value-type="string" calcext:value-type="string">
            <text:p>KW24</text:p>
          </table:table-cell>
          <table:table-cell table:style-name="ce4" office:value-type="string" calcext:value-type="string">
            <text:p>KW25</text:p>
          </table:table-cell>
          <table:table-cell table:style-name="ce4" office:value-type="string" calcext:value-type="string">
            <text:p>KW26</text:p>
          </table:table-cell>
          <table:table-cell table:style-name="ce25" office:value-type="string" calcext:value-type="string">
            <text:p>KW27</text:p>
          </table:table-cell>
          <table:table-cell/>
        </table:table-row>
        <table:table-row table:style-name="ro1">
          <table:table-cell table:style-name="ce2"/>
          <table:table-cell table:style-name="ce5" office:value-type="date" office:date-value="2015-05-04" calcext:value-type="date">
            <text:p>04.05.15</text:p>
          </table:table-cell>
          <table:table-cell table:style-name="ce5" office:value-type="date" office:date-value="2015-05-11" calcext:value-type="date">
            <text:p>11.05.15</text:p>
          </table:table-cell>
          <table:table-cell table:style-name="ce5" office:value-type="date" office:date-value="2015-05-18" calcext:value-type="date">
            <text:p>18.05.15</text:p>
          </table:table-cell>
          <table:table-cell table:style-name="ce5" office:value-type="date" office:date-value="2015-05-25" calcext:value-type="date">
            <text:p>25.05.15</text:p>
          </table:table-cell>
          <table:table-cell table:style-name="ce5" office:value-type="date" office:date-value="2015-06-01" calcext:value-type="date">
            <text:p>01.06.15</text:p>
          </table:table-cell>
          <table:table-cell table:style-name="ce5" office:value-type="date" office:date-value="2015-06-08" calcext:value-type="date">
            <text:p>08.06.15</text:p>
          </table:table-cell>
          <table:table-cell table:style-name="ce5" office:value-type="date" office:date-value="2015-06-15" calcext:value-type="date">
            <text:p>15.06.15</text:p>
          </table:table-cell>
          <table:table-cell table:style-name="ce5" office:value-type="date" office:date-value="2015-06-22" calcext:value-type="date">
            <text:p>22.06.15</text:p>
          </table:table-cell>
          <table:table-cell table:style-name="ce26" office:value-type="date" office:date-value="2015-06-29" calcext:value-type="date">
            <text:p>29.06.15</text:p>
          </table:table-cell>
          <table:table-cell/>
        </table:table-row>
        <table:table-row table:style-name="ro1">
          <table:table-cell table:style-name="ce2" office:value-type="string" calcext:value-type="string">
            <text:p>Elaboration</text:p>
          </table:table-cell>
          <table:table-cell table:style-name="ce8" table:number-columns-repeated="4"/>
          <table:table-cell table:style-name="ce14" table:number-columns-repeated="4"/>
          <table:table-cell table:style-name="ce31"/>
          <table:table-cell/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style-name="ce9" table:number-columns-repeated="4"/>
          <table:table-cell table:style-name="ce12" table:number-columns-repeated="4"/>
          <table:table-cell table:style-name="ce32"/>
          <table:table-cell/>
        </table:table-row>
        <table:table-row table:style-name="ro1">
          <table:table-cell table:style-name="ce2" office:value-type="string" calcext:value-type="string">
            <text:p>Review-Abend</text:p>
          </table:table-cell>
          <table:table-cell table:style-name="ce10" office:value-type="date" office:date-value="2015-05-07" calcext:value-type="date">
            <text:p>07.05.15</text:p>
          </table:table-cell>
          <table:table-cell table:number-columns-repeated="7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bgabe nach Review</text:p>
          </table:table-cell>
          <table:table-cell table:style-name="ce10"/>
          <table:table-cell table:number-columns-repeated="3"/>
          <table:table-cell table:style-name="ce10" office:value-type="date" office:date-value="2015-06-07" calcext:value-type="date">
            <text:p>07.06.15</text:p>
          </table:table-cell>
          <table:table-cell table:style-name="Default"/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Einarbeitung Review-Ergebnisse</text:p>
          </table:table-cell>
          <table:table-cell table:style-name="ce11"/>
          <table:table-cell table:style-name="ce15"/>
          <table:table-cell table:number-columns-repeated="6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Prototyp PoC</text:p>
          </table:table-cell>
          <table:table-cell table:style-name="ce11"/>
          <table:table-cell table:style-name="ce15"/>
          <table:table-cell table:style-name="ce9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Prototyp PoC</text:p>
          </table:table-cell>
          <table:table-cell table:style-name="ce10"/>
          <table:table-cell table:style-name="ce16" office:value-type="date" office:date-value="2015-05-15" calcext:value-type="date">
            <text:p>15.05.15</text:p>
          </table:table-cell>
          <table:table-cell table:style-name="Default"/>
          <table:table-cell table:number-columns-repeated="5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nforderungsspezifikation II</text:p>
          </table:table-cell>
          <table:table-cell table:style-name="ce10"/>
          <table:table-cell/>
          <table:table-cell table:style-name="ce15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Anforderungsspezifikation II</text:p>
          </table:table-cell>
          <table:table-cell table:number-columns-repeated="3"/>
          <table:table-cell table:style-name="ce16" office:value-type="date" office:date-value="2015-05-29" calcext:value-type="date">
            <text:p>29.05.15</text:p>
          </table:table-cell>
          <table:table-cell table:number-columns-repeated="4"/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Realisierung (Scrum-Sprints)</text:p>
          </table:table-cell>
          <table:table-cell table:style-name="ce7" table:number-columns-repeated="4"/>
          <table:table-cell table:style-name="ce19" table:number-columns-repeated="4"/>
          <table:table-cell table:style-name="ce33"/>
          <table:table-cell/>
        </table:table-row>
        <table:table-row table:style-name="ro1">
          <table:table-cell table:style-name="ce1" office:value-type="string" calcext:value-type="string">
            <text:p>Phase/Meilenstein/Aktivität</text:p>
          </table:table-cell>
          <table:table-cell table:style-name="ce4" office:value-type="string" calcext:value-type="string">
            <text:p>KW28</text:p>
          </table:table-cell>
          <table:table-cell table:style-name="ce4" office:value-type="string" calcext:value-type="string">
            <text:p>KW29</text:p>
          </table:table-cell>
          <table:table-cell table:style-name="ce4" office:value-type="string" calcext:value-type="string">
            <text:p>KW30</text:p>
          </table:table-cell>
          <table:table-cell table:style-name="ce4" office:value-type="string" calcext:value-type="string">
            <text:p>KW31</text:p>
          </table:table-cell>
          <table:table-cell table:style-name="ce4" office:value-type="string" calcext:value-type="string">
            <text:p>KW32</text:p>
          </table:table-cell>
          <table:table-cell table:style-name="ce4" office:value-type="string" calcext:value-type="string">
            <text:p>KW33</text:p>
          </table:table-cell>
          <table:table-cell table:style-name="ce4" office:value-type="string" calcext:value-type="string">
            <text:p>KW34</text:p>
          </table:table-cell>
          <table:table-cell table:style-name="ce4" office:value-type="string" calcext:value-type="string">
            <text:p>KW35</text:p>
          </table:table-cell>
          <table:table-cell table:style-name="ce25" office:value-type="string" calcext:value-type="string">
            <text:p>KW36</text:p>
          </table:table-cell>
          <table:table-cell/>
        </table:table-row>
        <table:table-row table:style-name="ro1">
          <table:table-cell table:style-name="ce2"/>
          <table:table-cell table:style-name="ce5" office:value-type="date" office:date-value="2015-07-06" calcext:value-type="date">
            <text:p>06.07.15</text:p>
          </table:table-cell>
          <table:table-cell table:style-name="ce17" office:value-type="date" office:date-value="2015-07-13" calcext:value-type="date">
            <text:p>13.07.15</text:p>
          </table:table-cell>
          <table:table-cell table:style-name="ce5" office:value-type="date" office:date-value="2015-07-20" calcext:value-type="date">
            <text:p>20.07.15</text:p>
          </table:table-cell>
          <table:table-cell table:style-name="ce5" office:value-type="date" office:date-value="2015-07-27" calcext:value-type="date">
            <text:p>27.07.15</text:p>
          </table:table-cell>
          <table:table-cell table:style-name="ce5" office:value-type="date" office:date-value="2015-08-03" calcext:value-type="date">
            <text:p>03.08.15</text:p>
          </table:table-cell>
          <table:table-cell table:style-name="ce5" office:value-type="date" office:date-value="2015-08-10" calcext:value-type="date">
            <text:p>10.08.15</text:p>
          </table:table-cell>
          <table:table-cell table:style-name="ce5" office:value-type="date" office:date-value="2015-08-17" calcext:value-type="date">
            <text:p>17.08.15</text:p>
          </table:table-cell>
          <table:table-cell table:style-name="ce5" office:value-type="date" office:date-value="2015-08-24" calcext:value-type="date">
            <text:p>24.08.15</text:p>
          </table:table-cell>
          <table:table-cell table:style-name="ce26" office:value-type="date" office:date-value="2015-08-31" calcext:value-type="date">
            <text:p>31.08.15</text:p>
          </table:table-cell>
          <table:table-cell/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style-name="ce12" table:number-columns-repeated="4"/>
          <table:table-cell table:style-name="ce14" table:number-columns-repeated="4"/>
          <table:table-cell table:style-name="ce31"/>
          <table:table-cell/>
        </table:table-row>
        <table:table-row table:style-name="ro1">
          <table:table-cell table:style-name="ce2" office:value-type="string" calcext:value-type="string">
            <text:p>Realisierung (Scrum-Sprints)</text:p>
          </table:table-cell>
          <table:table-cell table:style-name="ce13" table:number-columns-repeated="4"/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Realisierungsende</text:p>
          </table:table-cell>
          <table:table-cell table:style-name="ce9" table:number-columns-repeated="3"/>
          <table:table-cell table:style-name="ce16" office:value-type="date" office:date-value="2015-07-31" calcext:value-type="date">
            <text:p>31.07.15</text:p>
          </table:table-cell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Reviews/Tests</text:p>
          </table:table-cell>
          <table:table-cell table:style-name="ce9" table:number-columns-repeated="4"/>
          <table:table-cell table:style-name="ce20" table:number-columns-repeated="3"/>
          <table:table-cell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bgabe Abstract</text:p>
          </table:table-cell>
          <table:table-cell table:number-columns-repeated="5"/>
          <table:table-cell table:style-name="ce10" office:value-type="date" office:date-value="2015-08-16" calcext:value-type="date">
            <text:p>16.08.15</text:p>
          </table:table-cell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Abgabe</text:p>
          </table:table-cell>
          <table:table-cell table:number-columns-repeated="7"/>
          <table:table-cell table:style-name="ce16" office:value-type="date" office:date-value="2015-08-24" calcext:value-type="date">
            <text:p>24.08.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Präsentation</text:p>
          </table:table-cell>
          <table:table-cell table:style-name="ce7" table:number-columns-repeated="8"/>
          <table:table-cell table:style-name="ce34" office:value-type="date" office:date-value="2015-08-31" calcext:value-type="date">
            <text:p>31.08.15</text:p>
          </table:table-cell>
          <table:table-cell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.00.0000</text:date>, <text:time style:data-style-name="N2" text:time-value="23:01:45.1152530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05T23:02:19.750112691</dc:date>
    <meta:editing-duration>PT39M24S</meta:editing-duration>
    <meta:editing-cycles>10</meta:editing-cycles>
    <meta:document-statistic meta:table-count="1" meta:cell-count="94" meta:object-count="0"/>
  </office:meta>
</office:document-meta>
</file>